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5c0e9" officeooo:paragraph-rsid="0005c0e9"/>
    </style:style>
    <style:style style:name="P2" style:family="paragraph" style:parent-style-name="Standard">
      <style:text-properties officeooo:rsid="0006a2bc" officeooo:paragraph-rsid="0006a2b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- Digitar ‘man <text:span text:style-name="T1">comando”, </text:span><text:span text:style-name="T2"><text:s/>sendo comando a palavra a ser procurada </text:span></text:p>
      <text:p text:style-name="P1"><text:span text:style-name="T2"/></text:p>
      <text:p text:style-name="P1"><text:span text:style-name="T2">2- ls ~</text:span></text:p>
      <text:p text:style-name="P1"><text:span text:style-name="T2"/></text:p>
      <text:p text:style-name="P1"><text:span text:style-name="T2">bin <text:s text:c="6"/>Documents <text:s text:c="4"/>minipro <text:s text:c="5"/>opt <text:s text:c="6"/>Public <text:s text:c="5"/>Videos</text:span></text:p>
      <text:p text:style-name="P1"><text:span text:style-name="T2">Desktop <text:s text:c="2"/>Downloads <text:s text:c="4"/>mozilla.pdf <text:s/>PDS <text:s text:c="6"/>ssh_backup <text:s/>workshop</text:span></text:p>
      <text:p text:style-name="P1"><text:span text:style-name="T2">Digitais <text:s/>gdalwmscache <text:s/>Music <text:s text:c="7"/>Pictures <text:s/>Templates</text:span></text:p>
      <text:p text:style-name="P1"><text:span text:style-name="T2"/></text:p>
      <text:p text:style-name="P1"><text:span text:style-name="T2">3- Através do comando ‘pwd’.</text:span></text:p>
      <text:p text:style-name="P1"><text:span text:style-name="T2"/></text:p>
      <text:p text:style-name="P1"><text:span text:style-name="T2">4- O comando ‘id’.</text:span></text:p>
      <text:p text:style-name="P1"><text:span text:style-name="T2"/></text:p>
      <text:p text:style-name="P2"><text:span text:style-name="T2">5- id gnegrini</text:span></text:p>
      <text:p text:style-name="P2"><text:span text:style-name="T2"/></text:p>
      <text:p text:style-name="P2"><text:span text:style-name="T2">uid=1000(gnegrini) </text:span><text:span text:style-name="T3">gid=1000(gnegrini)</text:span><text:span text:style-name="T2"> groups=1000(gnegrini),24(cdrom),25(floppy),27(sudo),29(audio),30(dip),44(video),46(plugdev),108(netdev),114(bluetooth),118(scanner)</text:span></text:p>
      <text:p text:style-name="P2"><text:span text:style-name="T2"/></text:p>
      <text:p text:style-name="P2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8T09:38:21.108139401</meta:creation-date>
    <dc:date>2019-04-08T10:11:14.685715920</dc:date>
    <meta:editing-duration>PT2M43S</meta:editing-duration>
    <meta:editing-cycles>1</meta:editing-cycles>
    <meta:document-statistic meta:table-count="0" meta:image-count="0" meta:object-count="0" meta:page-count="1" meta:paragraph-count="9" meta:word-count="46" meta:character-count="491" meta:non-whitespace-character-count="402"/>
    <meta:generator>LibreOffice/5.2.7.2$Linux_X86_64 LibreOffice_project/20m0$Build-2</meta:generator>
  </office:meta>
</office:document-meta>
</file>